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sans-serif"/>
  </office:font-face-decls>
  <office:automatic-styles>
    <style:style style:name="P1" style:family="paragraph" style:parent-style-name="Standard">
      <style:text-properties officeooo:rsid="00114626" officeooo:paragraph-rsid="00114626"/>
    </style:style>
    <style:style style:name="P2" style:family="paragraph" style:parent-style-name="Standard">
      <style:text-properties officeooo:rsid="00114626" officeooo:paragraph-rsid="00119ec9"/>
    </style:style>
    <style:style style:name="P3" style:family="paragraph" style:parent-style-name="Standard">
      <style:text-properties officeooo:rsid="00114626" officeooo:paragraph-rsid="00147be7"/>
    </style:style>
    <style:style style:name="P4" style:family="paragraph" style:parent-style-name="Standard">
      <style:text-properties officeooo:rsid="00114626" officeooo:paragraph-rsid="0016bca2"/>
    </style:style>
    <style:style style:name="P5" style:family="paragraph" style:parent-style-name="Standard">
      <style:text-properties fo:font-weight="bold" officeooo:rsid="00114626" officeooo:paragraph-rsid="00114626" style:font-weight-asian="bold" style:font-weight-complex="bold"/>
    </style:style>
    <style:style style:name="P6" style:family="paragraph" style:parent-style-name="Standard">
      <style:text-properties officeooo:paragraph-rsid="00119ec9"/>
    </style:style>
    <style:style style:name="P7" style:family="paragraph" style:parent-style-name="Standard">
      <style:text-properties officeooo:paragraph-rsid="00147be7"/>
    </style:style>
    <style:style style:name="P8" style:family="paragraph" style:parent-style-name="Standard">
      <style:text-properties officeooo:paragraph-rsid="0016bca2"/>
    </style:style>
    <style:style style:name="T1" style:family="text">
      <style:text-properties officeooo:rsid="00114626"/>
    </style:style>
    <style:style style:name="T2" style:family="text">
      <style:text-properties officeooo:rsid="00119ec9"/>
    </style:style>
    <style:style style:name="T3" style:family="text">
      <style:text-properties fo:font-variant="normal" fo:text-transform="none" fo:color="#7a7a7a" loext:opacity="100%" style:font-name="Source Sans Pro" fo:font-size="12pt" fo:letter-spacing="normal" fo:font-style="normal" fo:font-weight="normal"/>
    </style:style>
    <style:style style:name="T4" style:family="text">
      <style:text-properties fo:font-variant="normal" fo:text-transform="none" fo:color="#7a7a7a" loext:opacity="100%" style:font-name="Source Sans Pro" fo:font-size="12pt" fo:letter-spacing="normal" fo:font-style="normal" fo:font-weight="normal" officeooo:rsid="00114626"/>
    </style:style>
    <style:style style:name="T5" style:family="text">
      <style:text-properties fo:font-variant="normal" fo:text-transform="none" fo:color="#7a7a7a" loext:opacity="100%" style:font-name="Liberation Serif" fo:font-size="12pt" fo:letter-spacing="normal" fo:font-style="normal" fo:font-weight="normal" officeooo:rsid="00114626"/>
    </style:style>
    <style:style style:name="T6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114626"/>
    </style:style>
    <style:style style:name="T8" style:family="text">
      <style:text-properties fo:font-variant="normal" fo:text-transform="none" fo:color="#333333" loext:opacity="100%" style:font-name="Liberation Serif" fo:font-size="12pt" fo:letter-spacing="normal" fo:font-style="normal" fo:font-weight="normal"/>
    </style:style>
    <style:style style:name="T9" style:family="text">
      <style:text-properties fo:font-variant="normal" fo:text-transform="none" fo:color="#333333" loext:opacity="100%" style:font-name="Source Sans Pro" fo:font-size="12pt" fo:letter-spacing="normal" fo:font-style="normal" fo:font-weight="normal"/>
    </style:style>
    <style:style style:name="T10" style:family="text">
      <style:text-properties officeooo:rsid="00147be7"/>
    </style:style>
    <style:style style:name="T11" style:family="text">
      <style:text-properties officeooo:rsid="0016bc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redenciales SmartSoto</text:p>
      <text:p text:style-name="P1">Estación 1</text:p>
      <text:p text:style-name="P1">Cliente ID: Ci06PQAcADECMAohETQHExA</text:p>
      <text:p text:style-name="P1">Usuario: Ci06PQAcADECMAohETQHExA</text:p>
      <text:p text:style-name="P1">Clave: +9GkXJgX7mlbDsudEzCUgOHH</text:p>
      <text:p text:style-name="P1">Channel ID: 2475689</text:p>
      <text:p text:style-name="P1"/>
      <text:p text:style-name="P2">Estación <text:span text:style-name="T2">2</text:span></text:p>
      <text:p text:style-name="P2">Cliente ID: HRo4HTcNMTERFxcyLAcYHys</text:p>
      <text:p text:style-name="P2">Usuario: HRo4HTcNMTERFxcyLAcYHys</text:p>
      <text:p text:style-name="P2">Clave: qAiG+BQwXGcU5okbXX6j0+Dz</text:p>
      <text:p text:style-name="P6"><text:span text:style-name="T1">Channel ID: </text:span><text:span text:style-name="T7">2476423</text:span></text:p>
      <text:p text:style-name="P1"/>
      <text:p text:style-name="P3">Estación <text:span text:style-name="T10">3</text:span></text:p>
      <text:p text:style-name="P3">Cliente ID: Ky8iGCgGHzIBPC0nOQc8ICE</text:p>
      <text:p text:style-name="P3">Usuario: Ky8iGCgGHzIBPC0nOQc8ICE</text:p>
      <text:p text:style-name="P3">Clave: +ZVAU71YvlNbVLzzYOPTQ+zs</text:p>
      <text:p text:style-name="P7"><text:span text:style-name="T1">Channel ID: </text:span><text:bookmark text:name="channel-metadata-id"/><text:span text:style-name="Strong_20_Emphasis"><text:span text:style-name="T6">2477045</text:span></text:span></text:p>
      <text:p text:style-name="P7"><text:span text:style-name="Strong_20_Emphasis"><text:span text:style-name="T6"/></text:span></text:p>
      <text:p text:style-name="P3">Estación <text:span text:style-name="T10">4</text:span></text:p>
      <text:p text:style-name="P3">Cliente ID: Ax0RGgQCDh4KPRAvJAYzHzA</text:p>
      <text:p text:style-name="P3">Usuario: Ax0RGgQCDh4KPRAvJAYzHzA</text:p>
      <text:p text:style-name="P3">Clave: KmXekxFybbZ6VskvJmKpyw8f</text:p>
      <text:p text:style-name="P7"><text:span text:style-name="Strong_20_Emphasis"><text:span text:style-name="T7">Channel ID: </text:span></text:span><text:span text:style-name="Strong_20_Emphasis"><text:span text:style-name="T4">2477049</text:span></text:span></text:p>
      <text:p text:style-name="P7"><text:span text:style-name="Strong_20_Emphasis"><text:span text:style-name="T4"/></text:span></text:p>
      <text:p text:style-name="P4">Estación <text:span text:style-name="T11">5</text:span></text:p>
      <text:p text:style-name="P4">Cliente ID: IzQTDDISJhsOLicpORkYNDM</text:p>
      <text:p text:style-name="P4">Usuario: IzQTDDISJhsOLicpORkYNDM</text:p>
      <text:p text:style-name="P4">Clave: 7N6RTzxY2zmBodE2LpJHFsEM</text:p>
      <text:p text:style-name="P8"><text:span text:style-name="Strong_20_Emphasis"><text:span text:style-name="T7">Channel ID: </text:span></text:span><text:span text:style-name="Strong_20_Emphasis"><text:span text:style-name="T4">2477065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6:22:03.766488095</meta:creation-date>
    <dc:date>2024-03-19T16:54:13.986360740</dc:date>
    <meta:editing-duration>PT32M8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62" meta:character-count="657" meta:non-whitespace-character-count="621"/>
  </office:meta>
</office:document-meta>
</file>